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2efa682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51d5c4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153c98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1d85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3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519fea8" officeooo:paragraph-rsid="0519fea8" fo:hyphenate="true" fo:hyphenation-remain-char-count="2" fo:hyphenation-push-char-count="2" loext:hyphenation-no-caps="false"/>
    </style:style>
    <style:style style:name="P24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519fea8" officeooo:paragraph-rsid="0519fea8" fo:hyphenate="true" fo:hyphenation-remain-char-count="2" fo:hyphenation-push-char-count="2" loext:hyphenation-no-caps="false"/>
    </style:style>
    <style:style style:name="P25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51802fb" officeooo:paragraph-rsid="051d5c4d" fo:hyphenate="true" fo:hyphenation-remain-char-count="2" fo:hyphenation-push-char-count="2" loext:hyphenation-no-caps="false"/>
    </style:style>
    <style:style style:name="P26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justify" style:justify-single-word="false" fo:hyphenation-ladder-count="no-limit" fo:text-indent="-0.25in" style:auto-text-indent="false" style:page-number="auto" fo:background-color="transparent" style:writing-mode="lr-tb"/>
      <style:text-properties style:font-name="Times New Roman" fo:language="uk" fo:country="UA" officeooo:rsid="051802fb" officeooo:paragraph-rsid="051d5c4d" fo:hyphenate="true" fo:hyphenation-remain-char-count="2" fo:hyphenation-push-char-count="2" loext:hyphenation-no-caps="false"/>
    </style:style>
    <style:style style:name="P27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9f0f8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a4d89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2a6e00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75e70" officeooo:paragraph-rsid="05175e70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22f89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06b5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06b5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53c98" officeooo:paragraph-rsid="05338cf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273e8d" officeooo:paragraph-rsid="02f969cc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9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53c415c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5126be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officeooo:rsid="051802fb"/>
    </style:style>
    <style:style style:name="T14" style:family="text">
      <style:text-properties style:font-name="Times New Roman" fo:font-size="12pt" fo:language="uk" fo:country="UA" fo:font-weight="normal" officeooo:rsid="05153c98" fo:background-color="transparent" loext:char-shading-value="0" style:font-size-asian="10.5pt" style:font-weight-asian="normal" style:font-size-complex="12pt" style:font-weight-complex="normal"/>
    </style:style>
    <style:style style:name="T15" style:family="text">
      <style:text-properties officeooo:rsid="051d5c4d"/>
    </style:style>
    <style:style style:name="T16" style:family="text">
      <style:text-properties officeooo:rsid="0544af5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82in" draw:visible-area-height="1.9882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5</text:span></text:p>
      <text:p text:style-name="P16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21"/>
      <text:p text:style-name="P17"><text:span text:style-name="T5">на тему: </text:span><text:span text:style-name="T7">«Передача даних по кабелю. Методи доступу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Передача даних по кабелю. Методи доступу.</text:span></text:p>
      <text:p text:style-name="P11">Мета.</text:p>
      <text:list xml:id="list1408955811" text:style-name="L1">
        <text:list-item>
          <text:p text:style-name="P23">Навчитися ідентифікувати методи доступу.</text:p>
        </text:list-item>
        <text:list-item>
          <text:p text:style-name="P24">Засвоїти основні особливості кожного методу доступу: CSMA/CD, CSMA/CA, з передачею маркера, за пріоритетом запиту.</text:p>
        </text:list-item>
      </text:list>
      <text:p text:style-name="P15"><text:span text:style-name="T10">Порядок виконання роботи. </text:span><text:span text:style-name="T13">Ознайомитися з описом та ілюстрацією роботи кожного методу доступу</text:span><text:span text:style-name="T15">(</text:span><text:span text:style-name="T13">Lab_md</text:span><text:span text:style-name="T15">)</text:span><text:span text:style-name="T13">:</text:span></text:p>
      <text:list xml:id="list584564108" text:style-name="L2">
        <text:list-item>
          <text:p text:style-name="P25">множинний доступ з контролем несучої і виявленням колізій CSMA/CD,</text:p>
        </text:list-item>
        <text:list-item>
          <text:p text:style-name="P25">множинний доступ з контролем несучої і запобіганням колізій CSMS/CA;</text:p>
        </text:list-item>
        <text:list-item>
          <text:p text:style-name="P25">з передачею маркера;</text:p>
        </text:list-item>
        <text:list-item>
          <text:p text:style-name="P25">за пріоритетом запиту.</text:p>
          <text:p text:style-name="P26">Засвоїти роль і призначення методів доступу в передачі даних через мережний адаптер.</text:p>
        </text:list-item>
      </text:list>
      <text:p text:style-name="P20"><text:s/>Короткий опис методів доступу</text:p>
      <text:p text:style-name="P31">Метод доступу – набір правил, які визначають, як комп'ютер повинен відправляти і приймати дані через мережний кабель.</text:p>
      <text:p text:style-name="P32">Існує три способи запобігати одночасній спробі використовувати кабель:</text:p>
      <text:list xml:id="list2305956448" text:style-name="L5">
        <text:list-item>
          <text:p text:style-name="P34">множинний доступ з контролем несучої і виявленням колізій<text:span text:style-name="T16">(CSMA/CD – Carrier Sense Multiple Access with Collision Detection) — </text:span>всі комп'ютери в мережі – і клієнти, і сервери – “прослуховують” кабель, прагнучи знайти дані, що передаються (тобто трафік).</text:p>
        </text:list-item>
      </text:list>
      <text:list xml:id="list4237088799" text:style-name="L6">
        <text:list-item>
          <text:list>
            <text:list-item>
              <text:p text:style-name="P39"><text:span text:style-name="T14">Комп'ютер “розуміє”, що кабель вільний (тобто трафік відсутній).</text:span></text:p>
            </text:list-item>
            <text:list-item>
              <text:p text:style-name="P39"><text:span text:style-name="T14">Комп'ютер може почати передачу даних.</text:span></text:p>
            </text:list-item>
            <text:list-item>
              <text:p text:style-name="P39"><text:span text:style-name="T14">Поки кабель не звільниться (протягом передачі даних), жоден з мережних комп'ютерів не може вести передачу.</text:span></text:p>
            </text:list-item>
          </text:list>
          <text:p text:style-name="P39"><text:span text:style-name="T14">Якщо два (або більш) комп'ютери спробують вести передачу даних одночасно, це приведе до колізії. Тоді ці комп'ютери припиняють передачу на інтервал часу, тривалість якого визначається випадково, а потім знов прагнуть “налагодити” зв'язок.</text:span></text:p>
          <text:p text:style-name="P39"><text:span text:style-name="T14"><text:line-break/>Множинний доступ з контролем несучої і запобіганням колізій (CSMA/CA – Carrier Sense Multiple Access with Collision Avoidance) — кожний комп'ютер перед передачею даних в мережу сигналізує при свій намір, тому решта комп'ютерів “дізнається” про підготовлювану передачу і може уникнути колізій.</text:span></text:p>
        </text:list-item>
      </text:list>
      <text:list xml:id="list202054385873063" text:continue-list="list2305956448" text:style-name="L5">
        <text:list-item>
          <text:p text:style-name="P33">доступ з передачею маркера — пакет особливого типу — маркер (token), циркулює по кільцю від комп'ютера до комп'ютера. Щоб послати дані в мережу, будь-який з комп'ютерів спочатку повинен дочекатися приходу вільного маркера і захопити його. Коли який-небудь комп'ютер “наповнить” маркер своєю інформацією і пошле його через мережний кабель, інші комп'ютери вже не можуть передавати дані.</text:p>
        </text:list-item>
        <text:list-item>
          <text:p text:style-name="P33">доступ за пріоритетом запиту - відносно новий метод доступу, розроблений для стандарту мережі Ethernet із швидкістю передачі даних 100Мбіт/с – 100VG-AnyLAN. Концентратори управляють доступом до кабелю, послідовно опитуючи всі вузли в мережі, виявляючи запити на передачу. Концентратор повинен знати всі адреси, зв'язки і вузли, і перевіряти їх працездатність. Крайовим вузлом, відповідно до визначення 100VG-AnyLAN, може бути комп'ютер -міст, -маршрутизатор або –комутатор.</text:p>
          <text:p text:style-name="P33">Отримавши одночасно два запити, концентратор спочатку віддасть перевагу запиту з більш високим пріоритетом. Якщо запити мають однаковий пріоритет, вони будуть обслужені в довільному порядку.</text:p>
        </text:list-item>
      </text:list>
      <text:p text:style-name="P37"/>
      <text:p text:style-name="P38">Висновки</text:p>
      <text:p text:style-name="P18">TODO</text:p>
      <text:p text:style-name="P19">Контрольні питання</text:p>
      <text:list xml:id="list3243566736" text:style-name="L3">
        <text:list-item>
          <text:p text:style-name="P36">Методи доступу: призначення і функціонування.</text:p>
          <text:p text:style-name="P27">TODO</text:p>
        </text:list-item>
        <text:list-item>
          <text:p text:style-name="P35">Які стандарти IEEE 802 описують Ethernet, Token Ring, WiFi.</text:p>
          <text:p text:style-name="P28">TODO</text:p>
        </text:list-item>
        <text:list-item>
          <text:p text:style-name="P35">Який тип мережі і метод доступу в ауд. 4208а? Якому IEEE Project 802 цей метод</text:p>
          <text:p text:style-name="P35">відповідає?</text:p>
          <text:p text:style-name="P28">TODO</text:p>
        </text:list-item>
        <text:list-item>
          <text:p text:style-name="P35">Який метод доступу в ауд. 4208А?</text:p>
          <text:p text:style-name="P29">TODO</text:p>
        </text:list-item>
        <text:list-item>
          <text:p text:style-name="P35">Якому IEEE Project 802 цей метод відповідає?</text:p>
        </text:list-item>
      </text:list>
      <text:list xml:id="list1707170438" text:style-name="L4">
        <text:list-header>
          <text:p text:style-name="P30">TODO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3T20:20:54.096945051</dc:date>
    <meta:editing-duration>PT18H39M43S</meta:editing-duration>
    <meta:editing-cycles>1268</meta:editing-cycles>
    <meta:generator>LibreOffice/7.2.6.2$Linux_X86_64 LibreOffice_project/20$Build-2</meta:generator>
    <meta:document-statistic meta:table-count="0" meta:image-count="0" meta:object-count="1" meta:page-count="4" meta:paragraph-count="50" meta:word-count="478" meta:character-count="3453" meta:non-whitespace-character-count="3026"/>
  </office:meta>
</office:document-meta>
</file>